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able-cell-properties fo:border-bottom="1.11pt double-thin #000000" style:border-line-width-bottom="0.018cm 0.004cm 0.018cm" fo:background-color="#ffffff" fo:border-left="1.11pt double-thin #000000" style:border-line-width-left="0.018cm 0.004cm 0.018cm" fo:border-right="0.74pt solid #000000" fo:border-top="1.11pt double-thin #000000" style:border-line-width-top="0.018cm 0.004cm 0.018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fine-dashed #000000" fo:background-color="#ffffff" fo:border-left="0.74pt solid #000000" fo:border-right="0.74pt dashed #000000" fo:border-top="none"/>
    </style:style>
    <style:style style:name="ce3" style:family="table-cell" style:parent-style-name="Default">
      <style:table-cell-properties fo:border-bottom="0.74pt fine-dashed #000000" fo:background-color="#ffffff" fo:border-left="0.74pt solid #000000" fo:border-right="0.74pt dashed #000000" fo:border-top="0.74pt fine-dashed #000000"/>
    </style:style>
    <style:style style:name="ce4" style:family="table-cell" style:parent-style-name="Default">
      <style:table-cell-properties fo:border-bottom="0.74pt solid #000000" fo:background-color="#ffffff" fo:border-left="0.74pt solid #000000" fo:border-right="0.74pt dashed #000000" fo:border-top="0.74pt fine-dashed #000000"/>
    </style:style>
    <style:style style:name="ce21" style:family="table-cell" style:parent-style-name="Default">
      <style:table-cell-properties fo:border-bottom="1.11pt double-thin #000000" style:border-line-width-bottom="0.018cm 0.004cm 0.018cm" fo:background-color="#ffffff" fo:border-left="0.74pt solid #000000" fo:border-right="0.74pt solid #000000" fo:border-top="1.11pt double-thin #000000" style:border-line-width-top="0.018cm 0.004cm 0.018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0.74pt fine-dashed #000000" fo:background-color="#ffffff" fo:border-left="0.74pt dashed #000000" fo:border-right="0.74pt dashed #000000" fo:border-top="none"/>
    </style:style>
    <style:style style:name="ce7" style:family="table-cell" style:parent-style-name="Default" style:data-style-name="N37">
      <style:table-cell-properties fo:border-bottom="0.74pt fine-dashed #000000" fo:background-color="#ffffff" fo:border-left="0.74pt dashed #000000" fo:border-right="0.74pt dashed #000000" fo:border-top="0.74pt fine-dashed #000000"/>
    </style:style>
    <style:style style:name="ce8" style:family="table-cell" style:parent-style-name="Default" style:data-style-name="N37">
      <style:table-cell-properties fo:border-bottom="0.74pt solid #000000" fo:background-color="#ffffff" fo:border-left="0.74pt dashed #000000" fo:border-right="0.74pt dashed #000000" fo:border-top="0.74pt fine-dashed #000000"/>
    </style:style>
    <style:style style:name="ce9" style:family="table-cell" style:parent-style-name="Default" style:data-style-name="N0">
      <style:table-cell-properties fo:border-bottom="0.74pt fine-dashed #000000" fo:background-color="#ffffff" style:text-align-source="fix" style:repeat-content="false" fo:border-left="0.74pt dashed #000000" fo:border-right="0.74pt dashed #000000" fo:border-top="non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74pt fine-dashed #000000" fo:background-color="#ffffff" style:text-align-source="fix" style:repeat-content="false" fo:border-left="0.74pt dashed #000000" fo:border-right="0.74pt dashed #000000" fo:border-top="0.74pt fine-dashed #000000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74pt solid #000000" fo:background-color="#ffffff" style:text-align-source="fix" style:repeat-content="false" fo:border-left="0.74pt dashed #000000" fo:border-right="0.74pt dashed #000000" fo:border-top="0.74pt fine-dashed #000000"/>
      <style:paragraph-properties fo:text-align="center" fo:margin-left="0cm"/>
    </style:style>
    <style:style style:name="ce28" style:family="table-cell" style:parent-style-name="Default">
      <style:table-cell-properties fo:border-bottom="1.11pt double-thin #000000" style:border-line-width-bottom="0.018cm 0.004cm 0.018cm" fo:background-color="#ffffff" fo:border-left="0.74pt solid #000000" fo:border-right="1.11pt double-thin #000000" style:border-line-width-right="0.018cm 0.004cm 0.018cm" fo:border-top="1.11pt double-thin #000000" style:border-line-width-top="0.018cm 0.004cm 0.018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0.74pt fine-dashed #000000" fo:background-color="#ffffff" style:text-align-source="fix" style:repeat-content="false" fo:border-left="0.74pt dashed #000000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37">
      <style:table-cell-properties fo:border-bottom="0.74pt fine-dashed #000000" fo:background-color="#ffffff" style:text-align-source="fix" style:repeat-content="false" fo:border-left="0.74pt dashed #000000" fo:border-right="0.74pt solid #000000" fo:border-top="0.74pt fine-dashed #000000"/>
      <style:paragraph-properties fo:text-align="center" fo:margin-left="0cm"/>
    </style:style>
    <style:style style:name="ce15" style:family="table-cell" style:parent-style-name="Default" style:data-style-name="N37">
      <style:table-cell-properties fo:border-bottom="0.74pt solid #000000" fo:background-color="#ffffff" style:text-align-source="fix" style:repeat-content="false" fo:border-left="0.74pt dashed #000000" fo:border-right="0.74pt solid #000000" fo:border-top="0.74pt fine-dashed #000000"/>
      <style:paragraph-properties fo:text-align="center" fo:margin-left="0cm"/>
    </style:style>
    <style:style style:name="ce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37">
      <style:table-cell-properties fo:background-color="#ff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 style:data-style-name="N37"/>
    <style:style style:name="ce1" style:family="table-cell" style:parent-style-name="Default">
      <style:table-cell-properties fo:border-bottom="1.11pt double-thin #000000" style:border-line-width-bottom="0.018cm 0.004cm 0.018cm" fo:background-color="#ffffff" fo:border-left="1.11pt double-thin #000000" style:border-line-width-left="0.018cm 0.004cm 0.018cm" fo:border-right="0.74pt solid #000000" fo:border-top="1.11pt double-thin #000000" style:border-line-width-top="0.018cm 0.004cm 0.018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ackground-color="#ffffff" fo:border-left="0.74pt solid #000000" fo:border-right="0.74pt solid #000000" fo:border-top="1.11pt double-thin #000000" style:border-line-width-top="0.018cm 0.004cm 0.018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11pt double-thin #000000" style:border-line-width-bottom="0.018cm 0.004cm 0.018cm" fo:background-color="#ffffff" fo:border-left="0.74pt solid #000000" fo:border-right="1.11pt double-thin #000000" style:border-line-width-right="0.018cm 0.004cm 0.018cm" fo:border-top="1.11pt double-thin #000000" style:border-line-width-top="0.018cm 0.004cm 0.018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0.74pt solid #000000" fo:border-right="1.11pt double-thin #000000" style:border-line-width-right="0.018cm 0.004cm 0.018cm" fo:border-top="0.74pt solid #000000" style:vertical-align="middl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1.11pt double-thin #000000" style:border-line-width-bottom="0.018cm 0.004cm 0.018cm" fo:border-left="0.74pt solid #000000" fo:border-right="1.11pt double-thin #000000" style:border-line-width-right="0.018cm 0.004cm 0.018cm" fo:border-top="0.74pt solid #000000" style:vertical-align="middl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018cm 0.004cm 0.018cm" fo:border-top="0.74pt double-thin #000000" style:border-line-width-top="0.018cm 0.00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018cm 0.004cm 0.018cm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1.11pt double-thin #000000" style:border-line-width-left="0.018cm 0.004cm 0.018cm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74pt solid #000000" style:text-align-source="fix" style:repeat-content="false" fo:border-left="1.11pt double-thin #000000" style:border-line-width-left="0.018cm 0.004cm 0.018cm" fo:border-right="0.74pt solid #000000" fo:border-top="0.74pt double-thin #000000" style:border-line-width-top="0.018cm 0.004cm 0.018cm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diagonal-bl-tr="0.74pt solid #000000" style:diagonal-tl-br="0.74pt solid #000000" style:text-align-source="fix" style:repeat-content="false" fo:border-left="1.11pt double-thin #000000" style:border-line-width-left="0.018cm 0.004cm 0.018cm" fo:border-right="0.74pt solid #000000" fo:border-top="0.74pt double-thin #000000" style:border-line-width-top="0.018cm 0.004cm 0.018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e inscription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4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Numéro d’inscription</text:p>
          </table:table-cell>
          <table:table-cell table:style-name="ce21" office:value-type="string" calcext:value-type="string">
            <text:p>Date d’inscription</text:p>
          </table:table-cell>
          <table:table-cell table:style-name="ce21" office:value-type="string" calcext:value-type="string">
            <text:p>Date limite</text:p>
          </table:table-cell>
          <table:table-cell table:style-name="ce21" office:value-type="string" calcext:value-type="string">
            <text:p>Jours avant la date limite</text:p>
          </table:table-cell>
          <table:table-cell table:style-name="ce28" office:value-type="string" calcext:value-type="string">
            <text:p>Inscrit avant la date limite</text:p>
          </table:table-cell>
          <table:table-cell/>
          <table:table-cell table:style-name="ce32" office:value-type="string" calcext:value-type="string">
            <text:p>Exercic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3-18" calcext:value-type="date">
            <text:p>18/03/23</text:p>
          </table:table-cell>
          <table:table-cell table:style-name="ce6" office:value-type="date" office:date-value="2023-01-20" calcext:value-type="date">
            <text:p>20/01/23</text:p>
          </table:table-cell>
          <table:table-cell table:style-name="ce9" table:formula="of:=[.C2]-[.B2]" office:value-type="float" office:value="-57" calcext:value-type="float">
            <text:p>-57</text:p>
          </table:table-cell>
          <table:table-cell table:style-name="ce13" table:formula="of:=IF([.D2]&gt;0;&quot;OUI&quot;;&quot;&quot;)">
            <text:p/>
          </table:table-cell>
          <table:table-cell/>
          <table:table-cell table:style-name="ce33" office:value-type="string" calcext:value-type="string">
            <text:p>1) Sélectionner les colonnes du tableau et utiliser le double clic pour les mettre à la bonne largeu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5-11" calcext:value-type="date">
            <text:p>11/05/23</text:p>
          </table:table-cell>
          <table:table-cell office:value-type="date" office:date-value="2023-01-20" calcext:value-type="date">
            <text:p>20/01/23</text:p>
          </table:table-cell>
          <table:table-cell table:formula="of:=[.C3]-[.B3]" office:value-type="float" office:value="-111" calcext:value-type="float">
            <text:p>-111</text:p>
          </table:table-cell>
          <table:table-cell table:formula="of:=IF([.D3]&gt;0;&quot;OUI&quot;;&quot;&quot;)">
            <text:p/>
          </table:table-cell>
          <table:table-cell/>
          <table:table-cell office:value-type="string" calcext:value-type="string">
            <text:p>2) Exercice appliquer les formules de la première ligne du tableau (colonnes D et E) à toutes les lign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5" calcext:value-type="date">
            <text:p>05/04/23</text:p>
          </table:table-cell>
          <table:table-cell office:value-type="date" office:date-value="2023-01-20" calcext:value-type="date">
            <text:p>20/01/23</text:p>
          </table:table-cell>
          <table:table-cell table:formula="of:=[.C4]-[.B4]" office:value-type="float" office:value="-75" calcext:value-type="float">
            <text:p>-75</text:p>
          </table:table-cell>
          <table:table-cell table:formula="of:=IF([.D4]&gt;0;&quot;OUI&quot;;&quot;&quot;)">
            <text:p/>
          </table:table-cell>
          <table:table-cell/>
          <table:table-cell office:value-type="string" calcext:value-type="string">
            <text:p>3) Dans la case de couleur jaune ci dessous, calculer la moyenne des dates d’inscrip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4-14" calcext:value-type="date">
            <text:p>14/04/23</text:p>
          </table:table-cell>
          <table:table-cell office:value-type="date" office:date-value="2023-01-20" calcext:value-type="date">
            <text:p>20/01/23</text:p>
          </table:table-cell>
          <table:table-cell table:formula="of:=[.C5]-[.B5]" office:value-type="float" office:value="-84" calcext:value-type="float">
            <text:p>-84</text:p>
          </table:table-cell>
          <table:table-cell table:formula="of:=IF([.D5]&gt;0;&quot;OUI&quot;;&quot;&quot;)">
            <text:p/>
          </table:table-cell>
          <table:table-cell table:number-columns-repeated="2"/>
          <table:table-cell table:style-name="ce32" office:value-type="string" calcext:value-type="string">
            <text:p>Date moyenne 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4-16" calcext:value-type="date">
            <text:p>16/04/23</text:p>
          </table:table-cell>
          <table:table-cell office:value-type="date" office:date-value="2023-01-20" calcext:value-type="date">
            <text:p>20/01/23</text:p>
          </table:table-cell>
          <table:table-cell table:formula="of:=[.C6]-[.B6]" office:value-type="float" office:value="-86" calcext:value-type="float">
            <text:p>-86</text:p>
          </table:table-cell>
          <table:table-cell table:formula="of:=IF([.D6]&gt;0;&quot;OUI&quot;;&quot;&quot;)">
            <text:p/>
          </table:table-cell>
          <table:table-cell table:number-columns-repeated="2"/>
          <table:table-cell table:style-name="ce34" table:formula="of:=AVERAGE([.B2:.B61])" office:value-type="date" office:date-value="2023-03-20T17:36:00" calcext:value-type="date">
            <text:p>20/03/23</text:p>
          </table:table-cell>
          <table:table-cell table:style-name="ce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3-30" calcext:value-type="date">
            <text:p>30/03/23</text:p>
          </table:table-cell>
          <table:table-cell office:value-type="date" office:date-value="2023-01-20" calcext:value-type="date">
            <text:p>20/01/23</text:p>
          </table:table-cell>
          <table:table-cell table:formula="of:=[.C7]-[.B7]" office:value-type="float" office:value="-69" calcext:value-type="float">
            <text:p>-69</text:p>
          </table:table-cell>
          <table:table-cell table:formula="of:=IF([.D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formula="of:=[.C8]-[.B8]" office:value-type="float" office:value="-109" calcext:value-type="float">
            <text:p>-109</text:p>
          </table:table-cell>
          <table:table-cell table:formula="of:=IF([.D8]&gt;0;&quot;OUI&quot;;&quot;&quot;)">
            <text:p/>
          </table:table-cell>
          <table:table-cell/>
          <table:table-cell office:value-type="string" calcext:value-type="string">
            <text:p>4) Dans la case de couleur jaune ci-dessous, calculer le nombre de « OUI » dans la colonne 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05-21" calcext:value-type="date">
            <text:p>21/05/23</text:p>
          </table:table-cell>
          <table:table-cell office:value-type="date" office:date-value="2023-01-20" calcext:value-type="date">
            <text:p>20/01/23</text:p>
          </table:table-cell>
          <table:table-cell table:formula="of:=[.C9]-[.B9]" office:value-type="float" office:value="-121" calcext:value-type="float">
            <text:p>-121</text:p>
          </table:table-cell>
          <table:table-cell table:formula="of:=IF([.D9]&gt;0;&quot;OUI&quot;;&quot;&quot;)">
            <text:p/>
          </table:table-cell>
          <table:table-cell table:number-columns-repeated="2"/>
          <table:table-cell table:style-name="ce32" office:value-type="string" calcext:value-type="string">
            <text:p>Nombre de « OUI »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1-22" calcext:value-type="date">
            <text:p>22/01/23</text:p>
          </table:table-cell>
          <table:table-cell office:value-type="date" office:date-value="2023-01-20" calcext:value-type="date">
            <text:p>20/01/23</text:p>
          </table:table-cell>
          <table:table-cell table:formula="of:=[.C10]-[.B10]" office:value-type="float" office:value="-2" calcext:value-type="float">
            <text:p>-2</text:p>
          </table:table-cell>
          <table:table-cell table:formula="of:=IF([.D10]&gt;0;&quot;OUI&quot;;&quot;&quot;)">
            <text:p/>
          </table:table-cell>
          <table:table-cell table:number-columns-repeated="2"/>
          <table:table-cell table:style-name="ce35" table:formula="of:=COUNTIF([.E2:.E61];&quot;OUI&quot;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2-21" calcext:value-type="date">
            <text:p>21/02/23</text:p>
          </table:table-cell>
          <table:table-cell office:value-type="date" office:date-value="2023-01-20" calcext:value-type="date">
            <text:p>20/01/23</text:p>
          </table:table-cell>
          <table:table-cell table:formula="of:=[.C11]-[.B11]" office:value-type="float" office:value="-32" calcext:value-type="float">
            <text:p>-32</text:p>
          </table:table-cell>
          <table:table-cell table:formula="of:=IF([.D11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3-05" calcext:value-type="date">
            <text:p>05/03/23</text:p>
          </table:table-cell>
          <table:table-cell office:value-type="date" office:date-value="2023-01-20" calcext:value-type="date">
            <text:p>20/01/23</text:p>
          </table:table-cell>
          <table:table-cell table:formula="of:=[.C12]-[.B12]" office:value-type="float" office:value="-44" calcext:value-type="float">
            <text:p>-44</text:p>
          </table:table-cell>
          <table:table-cell table:formula="of:=IF([.D12]&gt;0;&quot;OUI&quot;;&quot;&quot;)">
            <text:p/>
          </table:table-cell>
          <table:table-cell/>
          <table:table-cell office:value-type="string" calcext:value-type="string">
            <text:p>5) Filtrer le tableau à l’aide d’un filtre automatique et compter à la main les lignes qui correspondent à un « OUI »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01-06" calcext:value-type="date">
            <text:p>06/01/23</text:p>
          </table:table-cell>
          <table:table-cell office:value-type="date" office:date-value="2023-01-20" calcext:value-type="date">
            <text:p>20/01/23</text:p>
          </table:table-cell>
          <table:table-cell table:formula="of:=[.C13]-[.B13]" office:value-type="float" office:value="14" calcext:value-type="float">
            <text:p>14</text:p>
          </table:table-cell>
          <table:table-cell table:formula="of:=IF([.D13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formula="of:=[.C14]-[.B14]" office:value-type="float" office:value="-109" calcext:value-type="float">
            <text:p>-109</text:p>
          </table:table-cell>
          <table:table-cell table:formula="of:=IF([.D14]&gt;0;&quot;OUI&quot;;&quot;&quot;)">
            <text:p/>
          </table:table-cell>
          <table:table-cell/>
          <table:table-cell office:value-type="string" calcext:value-type="string">
            <text:p>6) La date moyenne est en fait un nombre à virgule, arrondir ce nombre à 0 décimales avec les fonctions PLANCHER, PLAFOND, ARROND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02-02" calcext:value-type="date">
            <text:p>02/02/23</text:p>
          </table:table-cell>
          <table:table-cell office:value-type="date" office:date-value="2023-01-20" calcext:value-type="date">
            <text:p>20/01/23</text:p>
          </table:table-cell>
          <table:table-cell table:formula="of:=[.C15]-[.B15]" office:value-type="float" office:value="-13" calcext:value-type="float">
            <text:p>-13</text:p>
          </table:table-cell>
          <table:table-cell table:formula="of:=IF([.D15]&gt;0;&quot;OUI&quot;;&quot;&quot;)">
            <text:p/>
          </table:table-cell>
          <table:table-cell table:number-columns-repeated="2"/>
          <table:table-cell table:style-name="ce32" office:value-type="string" calcext:value-type="string">
            <text:p>Arrondi avec PLANCHER :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3-06-13" calcext:value-type="date">
            <text:p>13/06/23</text:p>
          </table:table-cell>
          <table:table-cell office:value-type="date" office:date-value="2023-01-20" calcext:value-type="date">
            <text:p>20/01/23</text:p>
          </table:table-cell>
          <table:table-cell table:formula="of:=[.C16]-[.B16]" office:value-type="float" office:value="-144" calcext:value-type="float">
            <text:p>-144</text:p>
          </table:table-cell>
          <table:table-cell table:formula="of:=IF([.D16]&gt;0;&quot;OUI&quot;;&quot;&quot;)">
            <text:p/>
          </table:table-cell>
          <table:table-cell table:number-columns-repeated="2"/>
          <table:table-cell table:style-name="ce34" table:formula="of:=FLOOR([.H6])" office:value-type="date" office:date-value="2023-03-20" calcext:value-type="date">
            <text:p>20/03/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3-02-06" calcext:value-type="date">
            <text:p>06/02/23</text:p>
          </table:table-cell>
          <table:table-cell office:value-type="date" office:date-value="2023-01-20" calcext:value-type="date">
            <text:p>20/01/23</text:p>
          </table:table-cell>
          <table:table-cell table:formula="of:=[.C17]-[.B17]" office:value-type="float" office:value="-17" calcext:value-type="float">
            <text:p>-17</text:p>
          </table:table-cell>
          <table:table-cell table:formula="of:=IF([.D1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3-02-02" calcext:value-type="date">
            <text:p>02/02/23</text:p>
          </table:table-cell>
          <table:table-cell office:value-type="date" office:date-value="2023-01-20" calcext:value-type="date">
            <text:p>20/01/23</text:p>
          </table:table-cell>
          <table:table-cell table:formula="of:=[.C18]-[.B18]" office:value-type="float" office:value="-13" calcext:value-type="float">
            <text:p>-13</text:p>
          </table:table-cell>
          <table:table-cell table:formula="of:=IF([.D18]&gt;0;&quot;OUI&quot;;&quot;&quot;)">
            <text:p/>
          </table:table-cell>
          <table:table-cell table:number-columns-repeated="2"/>
          <table:table-cell table:style-name="ce32" office:value-type="string" calcext:value-type="string">
            <text:p>Arrondi avec PLAFOND :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3-06-22" calcext:value-type="date">
            <text:p>22/06/23</text:p>
          </table:table-cell>
          <table:table-cell office:value-type="date" office:date-value="2023-01-20" calcext:value-type="date">
            <text:p>20/01/23</text:p>
          </table:table-cell>
          <table:table-cell table:formula="of:=[.C19]-[.B19]" office:value-type="float" office:value="-153" calcext:value-type="float">
            <text:p>-153</text:p>
          </table:table-cell>
          <table:table-cell table:formula="of:=IF([.D19]&gt;0;&quot;OUI&quot;;&quot;&quot;)">
            <text:p/>
          </table:table-cell>
          <table:table-cell table:number-columns-repeated="2"/>
          <table:table-cell table:style-name="ce34" table:formula="of:=CEILING([.H6])" office:value-type="date" office:date-value="2023-03-21" calcext:value-type="date">
            <text:p>21/03/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/12/22</text:p>
          </table:table-cell>
          <table:table-cell office:value-type="date" office:date-value="2023-01-20" calcext:value-type="date">
            <text:p>20/01/23</text:p>
          </table:table-cell>
          <table:table-cell table:formula="of:=[.C20]-[.B20]" office:value-type="float" office:value="32" calcext:value-type="float">
            <text:p>32</text:p>
          </table:table-cell>
          <table:table-cell table:formula="of:=IF([.D20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3-03-05" calcext:value-type="date">
            <text:p>05/03/23</text:p>
          </table:table-cell>
          <table:table-cell office:value-type="date" office:date-value="2023-01-20" calcext:value-type="date">
            <text:p>20/01/23</text:p>
          </table:table-cell>
          <table:table-cell table:formula="of:=[.C21]-[.B21]" office:value-type="float" office:value="-44" calcext:value-type="float">
            <text:p>-44</text:p>
          </table:table-cell>
          <table:table-cell table:formula="of:=IF([.D21]&gt;0;&quot;OUI&quot;;&quot;&quot;)">
            <text:p/>
          </table:table-cell>
          <table:table-cell table:number-columns-repeated="2"/>
          <table:table-cell table:style-name="ce32" office:value-type="string" calcext:value-type="string">
            <text:p>Arrondi avec ARROND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3-05-25" calcext:value-type="date">
            <text:p>25/05/23</text:p>
          </table:table-cell>
          <table:table-cell office:value-type="date" office:date-value="2023-01-20" calcext:value-type="date">
            <text:p>20/01/23</text:p>
          </table:table-cell>
          <table:table-cell table:formula="of:=[.C22]-[.B22]" office:value-type="float" office:value="-125" calcext:value-type="float">
            <text:p>-125</text:p>
          </table:table-cell>
          <table:table-cell table:formula="of:=IF([.D22]&gt;0;&quot;OUI&quot;;&quot;&quot;)">
            <text:p/>
          </table:table-cell>
          <table:table-cell table:number-columns-repeated="2"/>
          <table:table-cell table:style-name="ce34" table:formula="of:=ROUND([.H6];0)" office:value-type="date" office:date-value="2023-03-21" calcext:value-type="date">
            <text:p>21/03/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/12/22</text:p>
          </table:table-cell>
          <table:table-cell office:value-type="date" office:date-value="2023-01-20" calcext:value-type="date">
            <text:p>20/01/23</text:p>
          </table:table-cell>
          <table:table-cell table:formula="of:=[.C23]-[.B23]" office:value-type="float" office:value="29" calcext:value-type="float">
            <text:p>29</text:p>
          </table:table-cell>
          <table:table-cell table:formula="of:=IF([.D23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3-05-06" calcext:value-type="date">
            <text:p>06/05/23</text:p>
          </table:table-cell>
          <table:table-cell office:value-type="date" office:date-value="2023-01-20" calcext:value-type="date">
            <text:p>20/01/23</text:p>
          </table:table-cell>
          <table:table-cell table:formula="of:=[.C24]-[.B24]" office:value-type="float" office:value="-106" calcext:value-type="float">
            <text:p>-106</text:p>
          </table:table-cell>
          <table:table-cell table:formula="of:=IF([.D24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3-04-23" calcext:value-type="date">
            <text:p>23/04/23</text:p>
          </table:table-cell>
          <table:table-cell office:value-type="date" office:date-value="2023-01-20" calcext:value-type="date">
            <text:p>20/01/23</text:p>
          </table:table-cell>
          <table:table-cell table:formula="of:=[.C25]-[.B25]" office:value-type="float" office:value="-93" calcext:value-type="float">
            <text:p>-93</text:p>
          </table:table-cell>
          <table:table-cell table:formula="of:=IF([.D25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3-01-23" calcext:value-type="date">
            <text:p>23/01/23</text:p>
          </table:table-cell>
          <table:table-cell office:value-type="date" office:date-value="2023-01-20" calcext:value-type="date">
            <text:p>20/01/23</text:p>
          </table:table-cell>
          <table:table-cell table:formula="of:=[.C26]-[.B26]" office:value-type="float" office:value="-3" calcext:value-type="float">
            <text:p>-3</text:p>
          </table:table-cell>
          <table:table-cell table:formula="of:=IF([.D26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3-05-01" calcext:value-type="date">
            <text:p>01/05/23</text:p>
          </table:table-cell>
          <table:table-cell office:value-type="date" office:date-value="2023-01-20" calcext:value-type="date">
            <text:p>20/01/23</text:p>
          </table:table-cell>
          <table:table-cell table:formula="of:=[.C27]-[.B27]" office:value-type="float" office:value="-101" calcext:value-type="float">
            <text:p>-101</text:p>
          </table:table-cell>
          <table:table-cell table:formula="of:=IF([.D2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3-05-08" calcext:value-type="date">
            <text:p>08/05/23</text:p>
          </table:table-cell>
          <table:table-cell office:value-type="date" office:date-value="2023-01-20" calcext:value-type="date">
            <text:p>20/01/23</text:p>
          </table:table-cell>
          <table:table-cell table:formula="of:=[.C28]-[.B28]" office:value-type="float" office:value="-108" calcext:value-type="float">
            <text:p>-108</text:p>
          </table:table-cell>
          <table:table-cell table:formula="of:=IF([.D28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2-13" calcext:value-type="date">
            <text:p>13/12/22</text:p>
          </table:table-cell>
          <table:table-cell office:value-type="date" office:date-value="2023-01-20" calcext:value-type="date">
            <text:p>20/01/23</text:p>
          </table:table-cell>
          <table:table-cell table:formula="of:=[.C29]-[.B29]" office:value-type="float" office:value="38" calcext:value-type="float">
            <text:p>38</text:p>
          </table:table-cell>
          <table:table-cell table:formula="of:=IF([.D29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3-04-04" calcext:value-type="date">
            <text:p>04/04/23</text:p>
          </table:table-cell>
          <table:table-cell office:value-type="date" office:date-value="2023-01-20" calcext:value-type="date">
            <text:p>20/01/23</text:p>
          </table:table-cell>
          <table:table-cell table:formula="of:=[.C30]-[.B30]" office:value-type="float" office:value="-74" calcext:value-type="float">
            <text:p>-74</text:p>
          </table:table-cell>
          <table:table-cell table:formula="of:=IF([.D30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3-01-17" calcext:value-type="date">
            <text:p>17/01/23</text:p>
          </table:table-cell>
          <table:table-cell office:value-type="date" office:date-value="2023-01-20" calcext:value-type="date">
            <text:p>20/01/23</text:p>
          </table:table-cell>
          <table:table-cell table:formula="of:=[.C31]-[.B31]" office:value-type="float" office:value="3" calcext:value-type="float">
            <text:p>3</text:p>
          </table:table-cell>
          <table:table-cell table:formula="of:=IF([.D31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3-01-13" calcext:value-type="date">
            <text:p>13/01/23</text:p>
          </table:table-cell>
          <table:table-cell office:value-type="date" office:date-value="2023-01-20" calcext:value-type="date">
            <text:p>20/01/23</text:p>
          </table:table-cell>
          <table:table-cell table:formula="of:=[.C32]-[.B32]" office:value-type="float" office:value="7" calcext:value-type="float">
            <text:p>7</text:p>
          </table:table-cell>
          <table:table-cell table:formula="of:=IF([.D32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3-03-09" calcext:value-type="date">
            <text:p>09/03/23</text:p>
          </table:table-cell>
          <table:table-cell office:value-type="date" office:date-value="2023-01-20" calcext:value-type="date">
            <text:p>20/01/23</text:p>
          </table:table-cell>
          <table:table-cell table:formula="of:=[.C33]-[.B33]" office:value-type="float" office:value="-48" calcext:value-type="float">
            <text:p>-48</text:p>
          </table:table-cell>
          <table:table-cell table:formula="of:=IF([.D33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3-02-13" calcext:value-type="date">
            <text:p>13/02/23</text:p>
          </table:table-cell>
          <table:table-cell office:value-type="date" office:date-value="2023-01-20" calcext:value-type="date">
            <text:p>20/01/23</text:p>
          </table:table-cell>
          <table:table-cell table:formula="of:=[.C34]-[.B34]" office:value-type="float" office:value="-24" calcext:value-type="float">
            <text:p>-24</text:p>
          </table:table-cell>
          <table:table-cell table:formula="of:=IF([.D34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3-01-19" calcext:value-type="date">
            <text:p>19/01/23</text:p>
          </table:table-cell>
          <table:table-cell office:value-type="date" office:date-value="2023-01-20" calcext:value-type="date">
            <text:p>20/01/23</text:p>
          </table:table-cell>
          <table:table-cell table:formula="of:=[.C35]-[.B35]" office:value-type="float" office:value="1" calcext:value-type="float">
            <text:p>1</text:p>
          </table:table-cell>
          <table:table-cell table:formula="of:=IF([.D35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3-05-21" calcext:value-type="date">
            <text:p>21/05/23</text:p>
          </table:table-cell>
          <table:table-cell office:value-type="date" office:date-value="2023-01-20" calcext:value-type="date">
            <text:p>20/01/23</text:p>
          </table:table-cell>
          <table:table-cell table:formula="of:=[.C36]-[.B36]" office:value-type="float" office:value="-121" calcext:value-type="float">
            <text:p>-121</text:p>
          </table:table-cell>
          <table:table-cell table:formula="of:=IF([.D36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3-05-28" calcext:value-type="date">
            <text:p>28/05/23</text:p>
          </table:table-cell>
          <table:table-cell office:value-type="date" office:date-value="2023-01-20" calcext:value-type="date">
            <text:p>20/01/23</text:p>
          </table:table-cell>
          <table:table-cell table:formula="of:=[.C37]-[.B37]" office:value-type="float" office:value="-128" calcext:value-type="float">
            <text:p>-128</text:p>
          </table:table-cell>
          <table:table-cell table:formula="of:=IF([.D3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3-04-11" calcext:value-type="date">
            <text:p>11/04/23</text:p>
          </table:table-cell>
          <table:table-cell office:value-type="date" office:date-value="2023-01-20" calcext:value-type="date">
            <text:p>20/01/23</text:p>
          </table:table-cell>
          <table:table-cell table:formula="of:=[.C38]-[.B38]" office:value-type="float" office:value="-81" calcext:value-type="float">
            <text:p>-81</text:p>
          </table:table-cell>
          <table:table-cell table:formula="of:=IF([.D38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3-01-29" calcext:value-type="date">
            <text:p>29/01/23</text:p>
          </table:table-cell>
          <table:table-cell office:value-type="date" office:date-value="2023-01-20" calcext:value-type="date">
            <text:p>20/01/23</text:p>
          </table:table-cell>
          <table:table-cell table:formula="of:=[.C39]-[.B39]" office:value-type="float" office:value="-9" calcext:value-type="float">
            <text:p>-9</text:p>
          </table:table-cell>
          <table:table-cell table:formula="of:=IF([.D39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3-06-15" calcext:value-type="date">
            <text:p>15/06/23</text:p>
          </table:table-cell>
          <table:table-cell office:value-type="date" office:date-value="2023-01-20" calcext:value-type="date">
            <text:p>20/01/23</text:p>
          </table:table-cell>
          <table:table-cell table:formula="of:=[.C40]-[.B40]" office:value-type="float" office:value="-146" calcext:value-type="float">
            <text:p>-146</text:p>
          </table:table-cell>
          <table:table-cell table:formula="of:=IF([.D40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3-06-20" calcext:value-type="date">
            <text:p>20/06/23</text:p>
          </table:table-cell>
          <table:table-cell office:value-type="date" office:date-value="2023-01-20" calcext:value-type="date">
            <text:p>20/01/23</text:p>
          </table:table-cell>
          <table:table-cell table:formula="of:=[.C41]-[.B41]" office:value-type="float" office:value="-151" calcext:value-type="float">
            <text:p>-151</text:p>
          </table:table-cell>
          <table:table-cell table:formula="of:=IF([.D41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3-31" calcext:value-type="date">
            <text:p>31/03/23</text:p>
          </table:table-cell>
          <table:table-cell office:value-type="date" office:date-value="2023-01-20" calcext:value-type="date">
            <text:p>20/01/23</text:p>
          </table:table-cell>
          <table:table-cell table:formula="of:=[.C42]-[.B42]" office:value-type="float" office:value="-70" calcext:value-type="float">
            <text:p>-70</text:p>
          </table:table-cell>
          <table:table-cell table:formula="of:=IF([.D42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3-05-13" calcext:value-type="date">
            <text:p>13/05/23</text:p>
          </table:table-cell>
          <table:table-cell office:value-type="date" office:date-value="2023-01-20" calcext:value-type="date">
            <text:p>20/01/23</text:p>
          </table:table-cell>
          <table:table-cell table:formula="of:=[.C43]-[.B43]" office:value-type="float" office:value="-113" calcext:value-type="float">
            <text:p>-113</text:p>
          </table:table-cell>
          <table:table-cell table:formula="of:=IF([.D43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3-01-07" calcext:value-type="date">
            <text:p>07/01/23</text:p>
          </table:table-cell>
          <table:table-cell office:value-type="date" office:date-value="2023-01-20" calcext:value-type="date">
            <text:p>20/01/23</text:p>
          </table:table-cell>
          <table:table-cell table:formula="of:=[.C44]-[.B44]" office:value-type="float" office:value="13" calcext:value-type="float">
            <text:p>13</text:p>
          </table:table-cell>
          <table:table-cell table:formula="of:=IF([.D44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4-01" calcext:value-type="date">
            <text:p>01/04/23</text:p>
          </table:table-cell>
          <table:table-cell office:value-type="date" office:date-value="2023-01-20" calcext:value-type="date">
            <text:p>20/01/23</text:p>
          </table:table-cell>
          <table:table-cell table:formula="of:=[.C45]-[.B45]" office:value-type="float" office:value="-71" calcext:value-type="float">
            <text:p>-71</text:p>
          </table:table-cell>
          <table:table-cell table:formula="of:=IF([.D45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02-25" calcext:value-type="date">
            <text:p>25/02/23</text:p>
          </table:table-cell>
          <table:table-cell office:value-type="date" office:date-value="2023-01-20" calcext:value-type="date">
            <text:p>20/01/23</text:p>
          </table:table-cell>
          <table:table-cell table:formula="of:=[.C46]-[.B46]" office:value-type="float" office:value="-36" calcext:value-type="float">
            <text:p>-36</text:p>
          </table:table-cell>
          <table:table-cell table:formula="of:=IF([.D46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3-06-19" calcext:value-type="date">
            <text:p>19/06/23</text:p>
          </table:table-cell>
          <table:table-cell office:value-type="date" office:date-value="2023-01-20" calcext:value-type="date">
            <text:p>20/01/23</text:p>
          </table:table-cell>
          <table:table-cell table:formula="of:=[.C47]-[.B47]" office:value-type="float" office:value="-150" calcext:value-type="float">
            <text:p>-150</text:p>
          </table:table-cell>
          <table:table-cell table:formula="of:=IF([.D4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12-22" calcext:value-type="date">
            <text:p>22/12/22</text:p>
          </table:table-cell>
          <table:table-cell office:value-type="date" office:date-value="2023-01-20" calcext:value-type="date">
            <text:p>20/01/23</text:p>
          </table:table-cell>
          <table:table-cell table:formula="of:=[.C48]-[.B48]" office:value-type="float" office:value="29" calcext:value-type="float">
            <text:p>29</text:p>
          </table:table-cell>
          <table:table-cell table:formula="of:=IF([.D48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formula="of:=[.C49]-[.B49]" office:value-type="float" office:value="-109" calcext:value-type="float">
            <text:p>-109</text:p>
          </table:table-cell>
          <table:table-cell table:formula="of:=IF([.D49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3-06-09" calcext:value-type="date">
            <text:p>09/06/23</text:p>
          </table:table-cell>
          <table:table-cell office:value-type="date" office:date-value="2023-01-20" calcext:value-type="date">
            <text:p>20/01/23</text:p>
          </table:table-cell>
          <table:table-cell table:formula="of:=[.C50]-[.B50]" office:value-type="float" office:value="-140" calcext:value-type="float">
            <text:p>-140</text:p>
          </table:table-cell>
          <table:table-cell table:formula="of:=IF([.D50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3-02-26" calcext:value-type="date">
            <text:p>26/02/23</text:p>
          </table:table-cell>
          <table:table-cell office:value-type="date" office:date-value="2023-01-20" calcext:value-type="date">
            <text:p>20/01/23</text:p>
          </table:table-cell>
          <table:table-cell table:formula="of:=[.C51]-[.B51]" office:value-type="float" office:value="-37" calcext:value-type="float">
            <text:p>-37</text:p>
          </table:table-cell>
          <table:table-cell table:formula="of:=IF([.D51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3-01-27" calcext:value-type="date">
            <text:p>27/01/23</text:p>
          </table:table-cell>
          <table:table-cell office:value-type="date" office:date-value="2023-01-20" calcext:value-type="date">
            <text:p>20/01/23</text:p>
          </table:table-cell>
          <table:table-cell table:formula="of:=[.C52]-[.B52]" office:value-type="float" office:value="-7" calcext:value-type="float">
            <text:p>-7</text:p>
          </table:table-cell>
          <table:table-cell table:formula="of:=IF([.D52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3-03-14" calcext:value-type="date">
            <text:p>14/03/23</text:p>
          </table:table-cell>
          <table:table-cell office:value-type="date" office:date-value="2023-01-20" calcext:value-type="date">
            <text:p>20/01/23</text:p>
          </table:table-cell>
          <table:table-cell table:formula="of:=[.C53]-[.B53]" office:value-type="float" office:value="-53" calcext:value-type="float">
            <text:p>-53</text:p>
          </table:table-cell>
          <table:table-cell table:formula="of:=IF([.D53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3-03-18" calcext:value-type="date">
            <text:p>18/03/23</text:p>
          </table:table-cell>
          <table:table-cell office:value-type="date" office:date-value="2023-01-20" calcext:value-type="date">
            <text:p>20/01/23</text:p>
          </table:table-cell>
          <table:table-cell table:formula="of:=[.C54]-[.B54]" office:value-type="float" office:value="-57" calcext:value-type="float">
            <text:p>-57</text:p>
          </table:table-cell>
          <table:table-cell table:formula="of:=IF([.D54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3-05-31" calcext:value-type="date">
            <text:p>31/05/23</text:p>
          </table:table-cell>
          <table:table-cell office:value-type="date" office:date-value="2023-01-20" calcext:value-type="date">
            <text:p>20/01/23</text:p>
          </table:table-cell>
          <table:table-cell table:formula="of:=[.C55]-[.B55]" office:value-type="float" office:value="-131" calcext:value-type="float">
            <text:p>-131</text:p>
          </table:table-cell>
          <table:table-cell table:formula="of:=IF([.D55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3-04-29" calcext:value-type="date">
            <text:p>29/04/23</text:p>
          </table:table-cell>
          <table:table-cell office:value-type="date" office:date-value="2023-01-20" calcext:value-type="date">
            <text:p>20/01/23</text:p>
          </table:table-cell>
          <table:table-cell table:formula="of:=[.C56]-[.B56]" office:value-type="float" office:value="-99" calcext:value-type="float">
            <text:p>-99</text:p>
          </table:table-cell>
          <table:table-cell table:formula="of:=IF([.D56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3-02-12" calcext:value-type="date">
            <text:p>12/02/23</text:p>
          </table:table-cell>
          <table:table-cell office:value-type="date" office:date-value="2023-01-20" calcext:value-type="date">
            <text:p>20/01/23</text:p>
          </table:table-cell>
          <table:table-cell table:formula="of:=[.C57]-[.B57]" office:value-type="float" office:value="-23" calcext:value-type="float">
            <text:p>-23</text:p>
          </table:table-cell>
          <table:table-cell table:formula="of:=IF([.D57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3-04-11" calcext:value-type="date">
            <text:p>11/04/23</text:p>
          </table:table-cell>
          <table:table-cell office:value-type="date" office:date-value="2023-01-20" calcext:value-type="date">
            <text:p>20/01/23</text:p>
          </table:table-cell>
          <table:table-cell table:formula="of:=[.C58]-[.B58]" office:value-type="float" office:value="-81" calcext:value-type="float">
            <text:p>-81</text:p>
          </table:table-cell>
          <table:table-cell table:formula="of:=IF([.D58]&gt;0;&quot;OUI&quot;;&quot;&quot;)">
            <text:p/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3-01-13" calcext:value-type="date">
            <text:p>13/01/23</text:p>
          </table:table-cell>
          <table:table-cell office:value-type="date" office:date-value="2023-01-20" calcext:value-type="date">
            <text:p>20/01/23</text:p>
          </table:table-cell>
          <table:table-cell table:formula="of:=[.C59]-[.B59]" office:value-type="float" office:value="7" calcext:value-type="float">
            <text:p>7</text:p>
          </table:table-cell>
          <table:table-cell table:formula="of:=IF([.D59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3-01-20" calcext:value-type="date">
            <text:p>20/01/23</text:p>
          </table:table-cell>
          <table:table-cell table:formula="of:=[.C60]-[.B60]" office:value-type="float" office:value="20" calcext:value-type="float">
            <text:p>20</text:p>
          </table:table-cell>
          <table:table-cell table:formula="of:=IF([.D60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date" office:date-value="2023-01-19" calcext:value-type="date">
            <text:p>19/01/23</text:p>
          </table:table-cell>
          <table:table-cell table:style-name="ce8" office:value-type="date" office:date-value="2023-01-20" calcext:value-type="date">
            <text:p>20/01/23</text:p>
          </table:table-cell>
          <table:table-cell table:style-name="ce11" table:formula="of:=[.C61]-[.B61]" office:value-type="float" office:value="1" calcext:value-type="float">
            <text:p>1</text:p>
          </table:table-cell>
          <table:table-cell table:style-name="ce15" table:formula="of:=IF([.D61]&gt;0;&quot;OUI&quot;;&quot;&quot;)" office:value-type="string" office:string-value="OUI" calcext:value-type="string">
            <text:p>OUI</text:p>
          </table:table-cell>
          <table:table-cell table:number-columns-repeated="4"/>
        </table:table-row>
      </table:table>
      <table:table table:name="Date inscription Exercice" table:style-name="ta1">
        <table:table-column table:style-name="co3" table:default-cell-style-name="ce3"/>
        <table:table-column table:style-name="co3" table:number-columns-repeated="2" table:default-cell-style-name="ce7"/>
        <table:table-column table:style-name="co7" table:default-cell-style-name="ce10"/>
        <table:table-column table:style-name="co5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uméro d’inscription</text:p>
          </table:table-cell>
          <table:table-cell table:style-name="ce5" office:value-type="string" calcext:value-type="string">
            <text:p>Date d’inscription</text:p>
          </table:table-cell>
          <table:table-cell table:style-name="ce5" office:value-type="string" calcext:value-type="string">
            <text:p>Date limite</text:p>
          </table:table-cell>
          <table:table-cell table:style-name="ce5" office:value-type="string" calcext:value-type="string">
            <text:p>Jours avant la date limite</text:p>
          </table:table-cell>
          <table:table-cell table:style-name="ce12" office:value-type="string" calcext:value-type="string">
            <text:p>Inscrit avant la date limite</text:p>
          </table:table-cell>
          <table:table-cell/>
          <table:table-cell table:style-name="ce32" office:value-type="string" calcext:value-type="string">
            <text:p>Exercic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3-18" calcext:value-type="date">
            <text:p>18/03/23</text:p>
          </table:table-cell>
          <table:table-cell table:style-name="ce6" office:value-type="date" office:date-value="2023-01-20" calcext:value-type="date">
            <text:p>20/01/23</text:p>
          </table:table-cell>
          <table:table-cell table:style-name="ce9" table:formula="of:=[.C2]-[.B2]" office:value-type="float" office:value="-57" calcext:value-type="float">
            <text:p>-57</text:p>
          </table:table-cell>
          <table:table-cell table:style-name="ce13" table:formula="of:=IF([.D2]&gt;0;&quot;OUI&quot;;&quot;&quot;)">
            <text:p/>
          </table:table-cell>
          <table:table-cell/>
          <table:table-cell table:style-name="ce33" office:value-type="string" calcext:value-type="string">
            <text:p>1) Sélectionner les colonnes du tableau et utiliser le double clic pour les mettre à la bonne largeu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5-11" calcext:value-type="date">
            <text:p>11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3"/>
          <table:table-cell office:value-type="string" calcext:value-type="string">
            <text:p>2) Exercice appliquer les formules de la première ligne du tableau (colonnes D et E) à toutes les lign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5" calcext:value-type="date">
            <text:p>05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3"/>
          <table:table-cell office:value-type="string" calcext:value-type="string">
            <text:p>3) Dans la case de couleur jaune ci dessous, calculer la moyenne des dates d’inscrip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4-14" calcext:value-type="date">
            <text:p>14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2" office:value-type="string" calcext:value-type="string">
            <text:p>Date moyenne 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4-16" calcext:value-type="date">
            <text:p>16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4"/>
          <table:table-cell table:style-name="ce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3-30" calcext:value-type="date">
            <text:p>30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3"/>
          <table:table-cell office:value-type="string" calcext:value-type="string">
            <text:p>4) Dans la case de couleur jaune ci-dessous, calculer le nombre de « OUI » dans la colonne 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05-21" calcext:value-type="date">
            <text:p>21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2" office:value-type="string" calcext:value-type="string">
            <text:p>Nombre de « OUI »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1-22" calcext:value-type="date">
            <text:p>22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2-21" calcext:value-type="date">
            <text:p>21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3-05" calcext:value-type="date">
            <text:p>05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3"/>
          <table:table-cell office:value-type="string" calcext:value-type="string">
            <text:p>5) Filtrer le tableau à l’aide d’un filtre automatique et compter à la main les lignes qui correspondent à un « OUI »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01-06" calcext:value-type="date">
            <text:p>06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3"/>
          <table:table-cell office:value-type="string" calcext:value-type="string">
            <text:p>6) La date moyenne est en fait un nombre à virgule, arrondir ce nombre à 0 décimales avec les fonctions PLANCHER, PLAFOND, ARROND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02-02" calcext:value-type="date">
            <text:p>02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2" office:value-type="string" calcext:value-type="string">
            <text:p>Arrondi avec PLANCHER :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3-06-13" calcext:value-type="date">
            <text:p>13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4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3-02-06" calcext:value-type="date">
            <text:p>06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3-02-02" calcext:value-type="date">
            <text:p>02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2" office:value-type="string" calcext:value-type="string">
            <text:p>Arrondi avec PLAFOND :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3-06-22" calcext:value-type="date">
            <text:p>22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4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/12/22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3-03-05" calcext:value-type="date">
            <text:p>05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2" office:value-type="string" calcext:value-type="string">
            <text:p>Arrondi avec ARROND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3-05-25" calcext:value-type="date">
            <text:p>25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4"/>
          <table:table-cell table:style-name="ce34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/12/22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3-05-06" calcext:value-type="date">
            <text:p>06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3-04-23" calcext:value-type="date">
            <text:p>23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3-01-23" calcext:value-type="date">
            <text:p>23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3-05-01" calcext:value-type="date">
            <text:p>01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3-05-08" calcext:value-type="date">
            <text:p>08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2-13" calcext:value-type="date">
            <text:p>13/12/22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3-04-04" calcext:value-type="date">
            <text:p>04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3-01-17" calcext:value-type="date">
            <text:p>17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3-01-13" calcext:value-type="date">
            <text:p>13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3-03-09" calcext:value-type="date">
            <text:p>09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3-02-13" calcext:value-type="date">
            <text:p>13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3-01-19" calcext:value-type="date">
            <text:p>19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3-05-21" calcext:value-type="date">
            <text:p>21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3-05-28" calcext:value-type="date">
            <text:p>28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3-04-11" calcext:value-type="date">
            <text:p>11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3-01-29" calcext:value-type="date">
            <text:p>29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3-06-15" calcext:value-type="date">
            <text:p>15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3-06-20" calcext:value-type="date">
            <text:p>20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3-31" calcext:value-type="date">
            <text:p>31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3-05-13" calcext:value-type="date">
            <text:p>13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3-01-07" calcext:value-type="date">
            <text:p>07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4-01" calcext:value-type="date">
            <text:p>01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02-25" calcext:value-type="date">
            <text:p>25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3-06-19" calcext:value-type="date">
            <text:p>19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12-22" calcext:value-type="date">
            <text:p>22/12/22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3-06-09" calcext:value-type="date">
            <text:p>09/06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3-02-26" calcext:value-type="date">
            <text:p>26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3-01-27" calcext:value-type="date">
            <text:p>27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3-03-14" calcext:value-type="date">
            <text:p>14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3-03-18" calcext:value-type="date">
            <text:p>18/03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3-05-31" calcext:value-type="date">
            <text:p>31/05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3-04-29" calcext:value-type="date">
            <text:p>29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3-02-12" calcext:value-type="date">
            <text:p>12/02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3-04-11" calcext:value-type="date">
            <text:p>11/04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3-01-13" calcext:value-type="date">
            <text:p>13/01/23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3-01-20" calcext:value-type="date">
            <text:p>20/01/23</text:p>
          </table:table-cell>
          <table:table-cell table:number-columns-repeated="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date" office:date-value="2023-01-19" calcext:value-type="date">
            <text:p>19/01/23</text:p>
          </table:table-cell>
          <table:table-cell table:style-name="ce8" office:value-type="date" office:date-value="2023-01-20" calcext:value-type="date">
            <text:p>20/01/23</text:p>
          </table:table-cell>
          <table:table-cell table:style-name="ce11"/>
          <table:table-cell table:style-name="ce15"/>
          <table:table-cell table:number-columns-repeated="4"/>
        </table:table-row>
      </table:table>
      <table:table table:name="Stock vêtements exercice" table:style-name="ta1">
        <table:table-column table:style-name="co8" table:default-cell-style-name="ce41"/>
        <table:table-column table:style-name="co3" table:number-columns-repeated="5" table:default-cell-style-name="ce46"/>
        <table:table-column table:style-name="co9" table:number-columns-repeated="2" table:default-cell-style-name="ce50"/>
        <table:table-row table:style-name="ro1">
          <table:table-cell table:style-name="ce40" office:value-type="string" calcext:value-type="string">
            <text:p>Tailles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XL</text:p>
          </table:table-cell>
          <table:table-cell table:style-name="ce45" office:value-type="string" calcext:value-type="string">
            <text:p>XXL</text:p>
          </table:table-cell>
          <table:table-cell table:style-name="ce49" office:value-type="string" calcext:value-type="string">
            <text:p>Total</text:p>
          </table:table-cell>
          <table:table-cell table:style-name="ce49"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Chemise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o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al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et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Pulls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5" calcext:value-type="float">
            <text:p>15</text:p>
          </table:table-cell>
          <table:table-cell table:style-name="ce51" table:number-columns-repeated="2"/>
        </table:table-row>
        <table:table-row table:style-name="ro2">
          <table:table-cell table:style-name="ce43" office:value-type="string" calcext:value-type="string">
            <text:p>Total par taille</text:p>
          </table:table-cell>
          <table:table-cell table:number-columns-repeated="7"/>
        </table:table-row>
        <table:table-row table:style-name="ro3">
          <table:table-cell table:style-name="ce44" office:value-type="string" calcext:value-type="string">
            <text:p>Moyenne par taille</text:p>
          </table:table-cell>
          <table:table-cell table:style-name="ce48" table:number-columns-repeated="5"/>
          <table:table-cell table:style-name="ce52"/>
          <table:table-cell table:style-name="ce5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32" office:value-type="string" calcext:value-type="string">
            <text:p>Exercice :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1) Remplir la colonne tota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2) Remplir la colonne moyenn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3) Appliquer un filtre automatique au tableau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4) Regarder les chiffres pour les bermudas en utilisant le filtre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Date inscription'.A1:'Date inscription'.E61" table:display-filter-buttons="true"/>
        <table:database-range table:name="__Anonymous_Sheet_DB__2" table:target-range-address="'Stock vêtements exercice'.A1:'Stock vêtements exercice'.H1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34:45.557631406</meta:creation-date>
    <dc:date>2023-10-11T17:37:31.287524282</dc:date>
    <meta:editing-duration>PT26M34S</meta:editing-duration>
    <meta:editing-cycles>14</meta:editing-cycles>
    <meta:generator>LibreOffice/7.3.7.2$Linux_X86_64 LibreOffice_project/30$Build-2</meta:generator>
    <meta:document-statistic meta:table-count="3" meta:cell-count="578" meta:object-count="0"/>
  </office:meta>
</office:document-meta>
</file>